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3.9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7083in" fo:break-before="auto" style:use-optimal-row-height="true"/>
    </style:style>
    <style:style style:name="ro3" style:family="table-row">
      <style:table-row-properties style:row-height="0.6634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4" table:row="0" table:table="0"/>
          <office:change-info>
            <dc:creator> </dc:creator>
            <dc:date>2015-02-05T22:13:15.969104088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3" table:table="0"/>
          <office:change-info>
            <dc:creator> </dc:creator>
            <dc:date>2015-02-05T22:13:33.057580724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5" table:table="0"/>
          <office:change-info>
            <dc:creator> </dc:creator>
            <dc:date>2015-02-05T22:13:38.969734789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6" table:table="0"/>
          <office:change-info>
            <dc:creator> </dc:creator>
            <dc:date>2015-02-05T22:13:40.252595380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7" table:table="0"/>
          <office:change-info>
            <dc:creator> </dc:creator>
            <dc:date>2015-02-05T22:13:42.593850770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8" table:table="0"/>
          <office:change-info>
            <dc:creator> </dc:creator>
            <dc:date>2015-02-05T22:13:44.267971220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9" table:table="0"/>
          <office:change-info>
            <dc:creator> </dc:creator>
            <dc:date>2015-02-05T22:13:46.025631560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10" table:table="0"/>
          <office:change-info>
            <dc:creator> </dc:creator>
            <dc:date>2015-02-05T22:13:47.496517258</dc:date>
          </office:change-info>
          <table:previous>
            <table:change-track-table-cell/>
          </table:previous>
        </table:cell-content-change>
        <table:cell-content-change table:id="ct9">
          <table:cell-address table:column="4" table:row="11" table:table="0"/>
          <office:change-info>
            <dc:creator> </dc:creator>
            <dc:date>2015-02-05T22:13:48.854217074</dc:date>
          </office:change-info>
          <table:previous>
            <table:change-track-table-cell/>
          </table:previous>
        </table:cell-content-change>
        <table:cell-content-change table:id="ct10">
          <table:cell-address table:column="4" table:row="12" table:table="0"/>
          <office:change-info>
            <dc:creator> </dc:creator>
            <dc:date>2015-02-05T22:13:50.333646512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13" table:table="0"/>
          <office:change-info>
            <dc:creator> </dc:creator>
            <dc:date>2015-02-05T22:13:51.46081765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4" table:table="0"/>
          <office:change-info>
            <dc:creator> </dc:creator>
            <dc:date>2015-02-05T22:13:53.951100866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15" table:table="0"/>
          <office:change-info>
            <dc:creator> </dc:creator>
            <dc:date>2015-02-05T22:13:55.275519013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" table:table="0"/>
          <office:change-info>
            <dc:creator> </dc:creator>
            <dc:date>2015-02-05T22:14:11.282336129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" table:table="0"/>
          <office:change-info>
            <dc:creator> </dc:creator>
            <dc:date>2015-02-05T22:14:15.267583669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3" table:table="0"/>
          <office:change-info>
            <dc:creator> </dc:creator>
            <dc:date>2015-02-05T22:14:15.267595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4" table:table="0"/>
          <office:change-info>
            <dc:creator> </dc:creator>
            <dc:date>2015-02-05T22:14:15.267599616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5" table:table="0"/>
          <office:change-info>
            <dc:creator> </dc:creator>
            <dc:date>2015-02-05T22:14:15.267603458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6" table:table="0"/>
          <office:change-info>
            <dc:creator> </dc:creator>
            <dc:date>2015-02-05T22:14:15.267612313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7" table:table="0"/>
          <office:change-info>
            <dc:creator> </dc:creator>
            <dc:date>2015-02-05T22:14:15.267616365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8" table:table="0"/>
          <office:change-info>
            <dc:creator> </dc:creator>
            <dc:date>2015-02-05T22:14:15.267620051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9" table:table="0"/>
          <office:change-info>
            <dc:creator> </dc:creator>
            <dc:date>2015-02-05T22:14:15.26762426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10" table:table="0"/>
          <office:change-info>
            <dc:creator> </dc:creator>
            <dc:date>2015-02-05T22:14:15.267628023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11" table:table="0"/>
          <office:change-info>
            <dc:creator> </dc:creator>
            <dc:date>2015-02-05T22:14:15.267631599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12" table:table="0"/>
          <office:change-info>
            <dc:creator> </dc:creator>
            <dc:date>2015-02-05T22:14:15.267635079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13" table:table="0"/>
          <office:change-info>
            <dc:creator> </dc:creator>
            <dc:date>2015-02-05T22:14:15.267638655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14" table:table="0"/>
          <office:change-info>
            <dc:creator> </dc:creator>
            <dc:date>2015-02-05T22:14:15.267642292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15" table:table="0"/>
          <office:change-info>
            <dc:creator> </dc:creator>
            <dc:date>2015-02-05T22:14:15.267645856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6" table:table="0"/>
          <office:change-info>
            <dc:creator> </dc:creator>
            <dc:date>2015-02-05T22:15:19.707937597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office:value-type="string" calcext:value-type="string">
            <text:p>2x4?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EngineeredWood-</text:p>
            <text:p><text:span text:style-name="T1">Tabletop</text:span></text:p>
          </table:table-cell>
          <table:table-cell table:style-name="ce1" office:value-type="string" calcext:value-type="string">
            <text:p>HomeDepot Model # 461877 </text:p>
            <text:p><text:span text:style-name="T1">Internet # 100070209 Store SKU # </text:span></text:p>
            <text:p><text:span text:style-name="T1">461877</text:span>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teelTube</text:p>
          </table:table-cell>
          <table:table-cell table:style-name="ce1" office:value-type="string" calcext:value-type="string">
            <text:p>MetalsDepot 1 X 1 X 11 GA (.120 </text:p>
            <text:p><text:span text:style-name="T1">wall) A513 Steel Structural </text:span></text:p>
            <text:p><text:span text:style-name="T1">Square Tube</text:span>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2x4_tabletop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EngineeredWood-</text:p>
            <text:p><text:span text:style-name="T1">Board</text:span></text:p>
          </table:table-cell>
          <table:table-cell table:style-name="ce1" office:value-type="string" calcext:value-type="string">
            <text:p>Model # 1702388 Internet # </text:p>
            <text:p><text:span text:style-name="T2">202712040 Store SKU # 242898 - </text:span></text:p>
            <text:p><text:span text:style-name="T2">HALF</text:span>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[.D5]*[.E5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2x4_tabletop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6]*[.E6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8]*[.E8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10]*[.E10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lywood_7-</text:p>
            <text:p><text:span text:style-name="T1">16X8X4_shelves</text:span></text:p>
          </table:table-cell>
          <table:table-cell table:style-name="ce1" office:value-type="string" calcext:value-type="string">
            <text:p>HomeDepot Model 386081 SKU </text:p>
            <text:p><text:span text:style-name="T1">386081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11]*[.E11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2x4_shelves</text:p>
          </table:table-cell>
          <table:table-cell table:style-name="ce1" office:value-type="string" calcext:value-type="string">
            <text:p>HomeDepot Model 218458 SKU </text:p>
            <text:p><text:span text:style-name="T1">218458</text:span>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2x4_shelves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D13]*[.E13]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14]*[.E14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15]*[.E15]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2x4_frame</text:p>
          </table:table-cell>
          <table:table-cell table:style-name="ce1" office:value-type="string" calcext:value-type="string">
            <text:p>HomeDepot Model 218458 SKU </text:p>
            <text:p><text:span text:style-name="T1">218458 - Half</text:span>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D16]*[.E16]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formula="of:=SUM([.F2:.F16])" office:value-type="float" office:value="17" calcext:value-type="float">
            <text:p>17</text:p>
          </table:table-cell>
          <table:table-cell table:number-columns-repeated="1018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2-05T22:09:13</meta:creation-date>
    <dc:date>2015-02-05T22:31:10.771327327</dc:date>
    <meta:generator>LibreOffice/4.1.4.0.0$Linux_X86_64 LibreOffice_project/267addb68a7665e71d3f263030c05466d746cbc</meta:generator>
    <meta:editing-duration>P0D</meta:editing-duration>
    <meta:editing-cycles>1</meta:editing-cycles>
    <meta:document-statistic meta:table-count="3" meta:cell-count="93" meta:object-count="0"/>
  </office:meta>
</office:document-meta>
</file>